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4.283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2.023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0.898cm"/>
    </style:style>
    <style:style style:name="ro1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20pt" style:font-size-asian="20pt" style:font-size-complex="20pt"/>
    </style:style>
    <style:style style:name="ce3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5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20pt" style:font-size-asian="20pt" style:font-size-complex="20pt"/>
    </style:style>
    <style:style style:name="ce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20pt" style:font-size-asian="20pt" style:font-size-complex="20pt"/>
    </style:style>
    <style:style style:name="ce11" style:family="table-cell" style:parent-style-name="Default">
      <style:table-cell-properties fo:background-color="#000000" fo:border="0.06pt solid #000000"/>
    </style:style>
    <style:style style:name="ce12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cm"/>
      <style:text-properties fo:font-size="20pt" style:font-size-asian="20pt" style:font-size-complex="20pt"/>
    </style:style>
    <style:style style:name="ce13" style:family="table-cell" style:parent-style-name="Default">
      <style:text-properties fo:font-size="20pt" style:font-size-asian="20pt" style:font-size-complex="20pt"/>
    </style:style>
    <style:style style:name="ce14" style:family="table-cell" style:parent-style-name="Default">
      <style:table-cell-properties fo:border-bottom="none" fo:border-left="none" fo:border-right="none" fo:border-top="0.74pt solid #f10d0c"/>
      <style:text-properties fo:font-size="20pt" style:font-size-asian="20pt" style:font-size-complex="20pt"/>
    </style:style>
    <style:style style:name="ce15" style:family="table-cell" style:parent-style-name="Default">
      <style:table-cell-properties fo:border-bottom="0.74pt solid #000000" fo:border-left="none" fo:border-right="none" fo:border-top="none"/>
      <style:text-properties fo:font-size="20pt" style:font-size-asian="20pt" style:font-size-complex="20pt"/>
    </style:style>
    <style:style style:name="ce16" style:family="table-cell" style:parent-style-name="Default">
      <style:table-cell-properties fo:border-bottom="none" fo:border-left="none" fo:border-right="0.74pt solid #000000" fo:border-top="none"/>
      <style:text-properties fo:font-size="20pt" style:font-size-asian="20pt" style:font-size-complex="20pt"/>
    </style:style>
    <style:style style:name="ce17" style:family="table-cell" style:parent-style-name="Default">
      <style:table-cell-properties fo:border-bottom="none" fo:border-left="none" fo:border-right="0.74pt solid #000000" fo:border-top="0.74pt solid #f10d0c"/>
      <style:text-properties fo:font-size="20pt" style:font-size-asian="20pt" style:font-size-complex="20pt"/>
    </style:style>
    <style:style style:name="ce18" style:family="table-cell" style:parent-style-name="Default">
      <style:table-cell-properties fo:border-bottom="0.74pt solid #000000" fo:border-left="none" fo:border-right="0.74pt solid #000000" fo:border-top="none"/>
      <style:text-properties fo:font-size="20pt" style:font-size-asian="20pt" style:font-size-complex="20pt"/>
    </style:style>
    <style:style style:name="ce19" style:family="table-cell" style:parent-style-name="Default">
      <style:table-cell-properties fo:border-bottom="none" fo:border-left="none" fo:border-right="0.74pt solid #f10d0c" fo:border-top="none"/>
      <style:text-properties fo:font-size="20pt" style:font-size-asian="20pt" style:font-size-complex="20pt"/>
    </style:style>
    <style:style style:name="ce20" style:family="table-cell" style:parent-style-name="Default">
      <style:table-cell-properties fo:border-bottom="none" fo:border-left="none" fo:border-right="0.74pt solid #f10d0c" fo:border-top="0.74pt solid #f10d0c"/>
      <style:text-properties fo:font-size="20pt" style:font-size-asian="20pt" style:font-size-complex="20pt"/>
    </style:style>
    <style:style style:name="ce21" style:family="table-cell" style:parent-style-name="Default">
      <style:table-cell-properties fo:border-bottom="0.74pt solid #000000" fo:border-left="none" fo:border-right="0.74pt solid #f10d0c" fo:border-top="none"/>
      <style:text-properties fo:font-size="20pt" style:font-size-asian="20pt" style:font-size-complex="20pt"/>
    </style:style>
    <style:style style:name="gr1" style:family="graphic">
      <style:graphic-properties svg:stroke-width="0.2cm" svg:stroke-color="#000000" draw:marker-start-width="0.5cm" draw:marker-end-width="0.5cm" draw:fill-color="#000000" draw:textarea-horizontal-align="center" draw:textarea-vertical-align="middle" fo:padding-top="0.1cm" fo:padding-bottom="0.1cm" fo:padding-left="0.1cm" fo:padding-right="0.1cm"/>
    </style:style>
    <style:style style:name="gr2" style:family="graphic">
      <style:graphic-properties svg:stroke-width="0.1cm" draw:marker-start="Extrémités_20_de_20_flèche_20_1" draw:marker-start-width="0.35cm" draw:marker-end="Extrémités_20_de_20_flèche_20_1" draw:marker-end-width="0.35cm" draw:textarea-horizontal-align="center" draw:textarea-vertical-align="middle" fo:padding-top="0.05cm" fo:padding-bottom="0.05cm" fo:padding-left="0.05cm" fo:padding-right="0.05cm"/>
    </style:style>
    <style:style style:name="gr3" style:family="graphic">
      <style:graphic-properties draw:textarea-horizontal-align="justify" draw:textarea-vertical-align="middle" draw:auto-grow-height="false" fo:min-height="0.567cm" fo:min-width="1.681cm" fo:wrap-option="no-wrap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567cm" fo:min-width="1.846cm" fo:wrap-option="no-wrap"/>
      <style:paragraph-properties style:writing-mode="lr-tb"/>
    </style:style>
    <style:style style:name="gr5" style:family="graphic">
      <style:graphic-properties svg:stroke-width="0.1cm" draw:marker-start-width="0.35cm" draw:marker-end="Arrow" draw:marker-end-width="0.35cm" draw:textarea-horizontal-align="center" draw:textarea-vertical-align="middle" fo:padding-top="0.05cm" fo:padding-bottom="0.05cm" fo:padding-left="0.05cm" fo:padding-right="0.05cm"/>
    </style:style>
    <style:style style:name="gr6" style:family="graphic">
      <style:graphic-properties draw:textarea-horizontal-align="justify" draw:textarea-vertical-align="middle" draw:auto-grow-height="false" fo:min-height="0.647cm" fo:min-width="2.314cm" fo:wrap-option="no-wrap"/>
      <style:paragraph-properties style:writing-mode="lr-tb"/>
    </style:style>
    <style:style style:name="gr7" style:family="graphic">
      <style:graphic-properties draw:marker-end="Arrow" draw:marker-end-width="0.2cm" draw:textarea-horizontal-align="center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path draw:z-index="0" draw:style-name="gr1" draw:text-style-name="P1" svg:width="2.334cm" svg:height="2.455cm" draw:transform="skewX (-0.0816814089933346) rotate (-0.816639557008148) translate (13.517043202603cm 1.63199999936947cm)" svg:viewBox="0 0 2335 2456" svg:d="M0 0c2365 0 2335 2456 2335 2456">
            <text:p/>
          </draw:path>
          <draw:path draw:z-index="1" draw:style-name="gr1" draw:text-style-name="P1" svg:width="2.321cm" svg:height="2.446cm" draw:transform="rotate (0.77544978666108) translate (2.65386768841919cm 3.32546477302136cm)" svg:viewBox="0 0 2322 2447" svg:d="M2322 0c-2352 1-2322 2447-2322 2447">
            <text:p/>
          </draw:path>
          <draw:path draw:z-index="2" draw:style-name="gr1" draw:text-style-name="P1" svg:width="0.922cm" svg:height="0.935cm" draw:transform="skewX (0.290597320457056) rotate (0.921533845053006) translate (19.7325860070842cm 2.48999837296142cm)" svg:viewBox="0 0 923 936" svg:d="M923 0c-935 0-923 936-923 936">
            <text:p/>
          </draw:path>
          <draw:path draw:z-index="3" draw:style-name="gr1" draw:text-style-name="P1" svg:width="0.922cm" svg:height="0.935cm" draw:transform="skewX (-0.291295452157854) rotate (-0.922057443828605) translate (24.8825200923509cm 1.80799945595509cm)" svg:viewBox="0 0 923 936" svg:d="M0 0c935-1 923 936 923 936">
            <text:p/>
          </draw:path>
          <draw:path draw:z-index="4" draw:style-name="gr1" draw:text-style-name="P1" svg:width="0.695cm" svg:height="0.699cm" draw:transform="skewX (-0.273318560862312) rotate (0.640884901332318) translate (33.2268207371374cm 3.77596680600932cm)" svg:viewBox="0 0 696 700" svg:d="M696 0c-704-1-696 700-696 700">
            <text:p/>
          </draw:path>
          <draw:path draw:z-index="5" draw:style-name="gr1" draw:text-style-name="P1" svg:width="0.695cm" svg:height="0.7cm" draw:transform="skewX (0.274365758413508) rotate (-0.640535835481919) translate (42.9165209231814cm 3.37399905489cm)" svg:viewBox="0 0 696 701" svg:d="M0 0c704-1 696 701 696 701">
            <text:p/>
          </draw:path>
          <draw:path draw:z-index="6" draw:style-name="gr1" draw:text-style-name="P1" svg:width="0.888cm" svg:height="0.872cm" draw:transform="skewX (0.391128285371929) rotate (0.971799327510443) translate (17.5339646020545cm 10.3114778831055cm)" svg:viewBox="0 0 889 873" svg:d="M889 0c-900 0-889 873-889 873">
            <text:p/>
          </draw:path>
          <draw:path draw:z-index="7" draw:style-name="gr1" draw:text-style-name="P1" svg:width="0.922cm" svg:height="0.935cm" draw:transform="skewX (-0.291295452157854) rotate (-0.922057443828605) translate (20.3395200923509cm 9.48299945595508cm)" svg:viewBox="0 0 923 936" svg:d="M0 0c935-1 923 936 923 936">
            <text:p/>
          </draw:path>
          <draw:path draw:z-index="8" draw:style-name="gr1" draw:text-style-name="P1" svg:width="0.888cm" svg:height="0.872cm" draw:transform="skewX (0.391128285371929) rotate (0.971799327510443) translate (4.45496460205447cm 15.4514778831055cm)" svg:viewBox="0 0 889 873" svg:d="M889 0c-900 0-889 873-889 873">
            <text:p/>
          </draw:path>
          <draw:path draw:z-index="9" draw:style-name="gr1" draw:text-style-name="P1" svg:width="0.888cm" svg:height="0.872cm" draw:transform="skewX (0.391128285371929) rotate (0.971799327510443) translate (11.1739646020545cm 15.5054778831055cm)" svg:viewBox="0 0 889 873" svg:d="M889 0c-900 0-889 873-889 873">
            <text:p/>
          </draw:path>
          <draw:path draw:z-index="10" draw:style-name="gr1" draw:text-style-name="P1" svg:width="0.888cm" svg:height="0.872cm" draw:transform="skewX (0.391128285371929) rotate (0.971799327510443) translate (17.8639646020545cm 15.4514778831055cm)" svg:viewBox="0 0 889 873" svg:d="M889 0c-900 0-889 873-889 873">
            <text:p/>
          </draw:path>
          <draw:path draw:z-index="11" draw:style-name="gr1" draw:text-style-name="P1" svg:width="0.888cm" svg:height="0.872cm" draw:transform="skewX (0.391128285371929) rotate (0.971799327510443) translate (24.7199646020545cm 15.5054778831055cm)" svg:viewBox="0 0 889 873" svg:d="M889 0c-900 0-889 873-889 873">
            <text:p/>
          </draw:path>
          <draw:path draw:z-index="12" draw:style-name="gr1" draw:text-style-name="P1" svg:width="0.922cm" svg:height="0.935cm" draw:transform="skewX (-0.291295452157854) rotate (-0.922057443828605) translate (8.63752009235093cm 14.7439994559551cm)" svg:viewBox="0 0 923 936" svg:d="M0 0c935-1 923 936 923 936">
            <text:p/>
          </draw:path>
          <draw:path draw:z-index="13" draw:style-name="gr1" draw:text-style-name="P1" svg:width="0.922cm" svg:height="0.935cm" draw:transform="skewX (-0.291295452157854) rotate (-0.922057443828605) translate (15.4935200923509cm 14.7439994559551cm)" svg:viewBox="0 0 923 936" svg:d="M0 0c935-1 923 936 923 936">
            <text:p/>
          </draw:path>
          <draw:path draw:z-index="14" draw:style-name="gr1" draw:text-style-name="P1" svg:width="0.922cm" svg:height="0.935cm" draw:transform="skewX (-0.291295452157854) rotate (-0.922057443828605) translate (22.2665200923509cm 14.7169994559551cm)" svg:viewBox="0 0 923 936" svg:d="M0 0c935-1 923 936 923 936">
            <text:p/>
          </draw:path>
          <draw:path draw:z-index="15" draw:style-name="gr1" draw:text-style-name="P1" svg:width="0.922cm" svg:height="0.935cm" draw:transform="skewX (-0.291295452157854) rotate (-0.922057443828605) translate (28.9845200923509cm 14.7159994559551cm)" svg:viewBox="0 0 923 936" svg:d="M0 0c935-1 923 936 923 936">
            <text:p/>
          </draw:path>
          <draw:path draw:z-index="16" draw:style-name="gr1" draw:text-style-name="P1" svg:width="0.888cm" svg:height="0.872cm" draw:transform="skewX (0.391128285371929) rotate (0.971799327510443) translate (31.5479646020545cm 15.4514778831055cm)" svg:viewBox="0 0 889 873" svg:d="M889 0c-900 0-889 873-889 873">
            <text:p/>
          </draw:path>
          <draw:path draw:z-index="17" draw:style-name="gr1" draw:text-style-name="P1" svg:width="0.888cm" svg:height="0.872cm" draw:transform="skewX (0.391128285371929) rotate (0.971799327510443) translate (42.6989646020545cm 15.4514778831055cm)" svg:viewBox="0 0 889 873" svg:d="M889 0c-900 0-889 873-889 873">
            <text:p/>
          </draw:path>
          <draw:path draw:z-index="18" draw:style-name="gr1" draw:text-style-name="P1" svg:width="0.888cm" svg:height="0.872cm" draw:transform="skewX (0.391128285371929) rotate (0.971799327510443) translate (49.4999646020545cm 15.4524778831055cm)" svg:viewBox="0 0 889 873" svg:d="M889 0c-900 0-889 873-889 873">
            <text:p/>
          </draw:path>
          <draw:path draw:z-index="19" draw:style-name="gr1" draw:text-style-name="P1" svg:width="0.922cm" svg:height="0.935cm" draw:transform="skewX (-0.291295452157854) rotate (-0.922057443828605) translate (35.7305200923509cm 14.7439994559551cm)" svg:viewBox="0 0 923 936" svg:d="M0 0c935-1 923 936 923 936">
            <text:p/>
          </draw:path>
          <draw:path draw:z-index="20" draw:style-name="gr1" draw:text-style-name="P1" svg:width="0.922cm" svg:height="0.935cm" draw:transform="skewX (-0.291295452157854) rotate (-0.922057443828605) translate (47.1295200923509cm 14.7169994559551cm)" svg:viewBox="0 0 923 936" svg:d="M0 0c935-1 923 936 923 936">
            <text:p/>
          </draw:path>
          <draw:path draw:z-index="21" draw:style-name="gr1" draw:text-style-name="P1" svg:width="0.922cm" svg:height="0.935cm" draw:transform="skewX (-0.291295452157854) rotate (-0.922057443828605) translate (53.7915200923509cm 14.7159994559551cm)" svg:viewBox="0 0 923 936" svg:d="M0 0c935-1 923 936 923 936">
            <text:p/>
          </draw:path>
          <draw:path draw:z-index="22" draw:style-name="gr1" draw:text-style-name="P1" svg:width="1.371cm" svg:height="1.325cm" draw:transform="skewX (0.425336738711018) rotate (0.989427152955585) translate (4.26053966300455cm 21.9285677722172cm)" svg:viewBox="0 0 1372 1326" svg:d="M1372 0c-1390-1-1372 1326-1372 1326">
            <text:p/>
          </draw:path>
          <draw:path draw:z-index="23" draw:style-name="gr1" draw:text-style-name="P1" svg:width="1.37cm" svg:height="1.328cm" draw:transform="skewX (-0.424289541159822) rotate (-0.98820542247919) translate (8.56101905972046cm 20.782cm)" svg:viewBox="0 0 1371 1329" svg:d="M0 0c1389 1 1371 1329 1371 1329">
            <text:p/>
          </draw:path>
          <draw:path draw:z-index="24" draw:style-name="gr1" draw:text-style-name="P1" svg:width="0.888cm" svg:height="0.872cm" draw:transform="skewX (0.391128285371929) rotate (0.971799327510443) translate (11.2569646020545cm 18.9024778831055cm)" svg:viewBox="0 0 889 873" svg:d="M889 0c-900 0-889 873-889 873">
            <text:p/>
          </draw:path>
          <draw:path draw:z-index="25" draw:style-name="gr1" draw:text-style-name="P1" svg:width="0.922cm" svg:height="0.935cm" draw:transform="skewX (-0.291295452157854) rotate (-0.922057443828605) translate (15.3835200923509cm 18.2219994559551cm)" svg:viewBox="0 0 923 936" svg:d="M0 0c935-1 923 936 923 936">
            <text:p/>
          </draw:path>
          <draw:path draw:z-index="26" draw:style-name="gr1" draw:text-style-name="P1" svg:width="1.371cm" svg:height="1.325cm" draw:transform="skewX (0.425336738711018) rotate (0.989427152955585) translate (10.9235396630046cm 21.9315677722172cm)" svg:viewBox="0 0 1372 1326" svg:d="M1372 0c-1390-1-1372 1326-1372 1326">
            <text:p/>
          </draw:path>
          <draw:path draw:z-index="27" draw:style-name="gr1" draw:text-style-name="P1" svg:width="1.37cm" svg:height="1.328cm" draw:transform="skewX (-0.424289541159822) rotate (-0.98820542247919) translate (15.3340190597205cm 20.811cm)" svg:viewBox="0 0 1371 1329" svg:d="M0 0c1389 1 1371 1329 1371 1329">
            <text:p/>
          </draw:path>
          <draw:line draw:z-index="28" draw:style-name="gr2" draw:text-style-name="P2" svg:x1="5.947cm" svg:y1="20.701cm" svg:x2="12.032cm" svg:y2="18.517cm">
            <text:p/>
          </draw:line>
          <draw:line draw:z-index="29" draw:style-name="gr2" draw:text-style-name="P2" svg:x1="8.095cm" svg:y1="20.782cm" svg:x2="11.95cm" svg:y2="19.299cm">
            <text:p/>
          </draw:line>
          <draw:custom-shape draw:z-index="30" draw:style-name="gr3" draw:text-style-name="P3" svg:width="1.68cm" svg:height="0.566cm" svg:x="7.434cm" svg:y="18.652cm">
            <text:p text:style-name="P3">1 x 7 = 7</text:p>
            <draw:enhanced-geometry svg:viewBox="0 0 21600 21600" draw:glue-points="10800 0 0 10800 10800 21600 21600 10800 ?f40 ?f41" draw:text-areas="0 0 21600 21600" draw:type="rectangular-callout" draw:modifiers="10356.6924449732 43733.3333333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1" draw:style-name="gr4" draw:text-style-name="P3" svg:width="1.845cm" svg:height="0.566cm" svg:x="9.031cm" svg:y="20.728cm">
            <text:p text:style-name="P3">2 x 9 = 18</text:p>
            <draw:enhanced-geometry svg:viewBox="0 0 21600 21600" draw:glue-points="10800 0 0 10800 10800 21600 21600 10800 ?f40 ?f41" draw:text-areas="0 0 21600 21600" draw:type="rectangular-callout" draw:modifiers="5171.83098591549 -13371.42857142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z-index="32" draw:style-name="gr5" draw:text-style-name="P2" svg:x1="9.554cm" svg:y1="18.922cm" svg:x2="12.142cm" svg:y2="21.024cm">
            <text:p/>
          </draw:line>
          <draw:custom-shape draw:z-index="33" draw:style-name="gr6" draw:text-style-name="P3" svg:width="2.313cm" svg:height="0.646cm" svg:x="11.591cm" svg:y="19.785cm">
            <text:p text:style-name="P3">7 + 18 = 25</text:p>
            <draw:enhanced-geometry svg:viewBox="0 0 21600 21600" draw:glue-points="10800 0 0 10800 10800 21600 21600 10800 ?f40 ?f41" draw:text-areas="0 0 21600 21600" draw:type="rectangular-callout" draw:modifiers="1036.12791702679 29679.13446676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path draw:z-index="34" draw:style-name="gr1" draw:text-style-name="P1" svg:width="0.922cm" svg:height="0.935cm" draw:transform="skewX (-0.291295452157854) rotate (-0.922057443828605) translate (86.8475200923509cm 17.2509994559551cm)" svg:viewBox="0 0 923 936" svg:d="M0 0c935-1 923 936 923 936">
            <text:p/>
          </draw:path>
          <draw:path draw:z-index="35" draw:style-name="gr1" draw:text-style-name="P1" svg:width="0.888cm" svg:height="0.872cm" draw:transform="skewX (0.391128285371929) rotate (0.971799327510443) translate (82.3899646020545cm 18.0394778831055cm)" svg:viewBox="0 0 889 873" svg:d="M889 0c-900 0-889 873-889 873">
            <text:p/>
          </draw:path>
          <draw:path draw:z-index="36" draw:style-name="gr1" draw:text-style-name="P1" svg:width="0.922cm" svg:height="0.935cm" draw:transform="skewX (-0.291295452157853) rotate (-0.922057443828605) translate (94.0635200923509cm 14.7449994559551cm)" svg:viewBox="0 0 923 936" svg:d="M0 0c935-1 923 936 923 936">
            <text:p/>
          </draw:path>
          <draw:path draw:z-index="37" draw:style-name="gr1" draw:text-style-name="P1" svg:width="0.888cm" svg:height="0.872cm" draw:transform="skewX (0.391128285371929) rotate (0.971799327510443) translate (90.1789646020545cm 15.4804778831055cm)" svg:viewBox="0 0 889 873" svg:d="M889 0c-900 0-889 873-889 873">
            <text:p/>
          </draw:path>
          <draw:path draw:z-index="38" draw:style-name="gr1" draw:text-style-name="P1" svg:width="0.888cm" svg:height="0.872cm" draw:transform="skewX (0.391128285371929) rotate (0.971799327510443) translate (29.2259646020545cm 21.4884778831055cm)" svg:viewBox="0 0 889 873" svg:d="M889 0c-900 0-889 873-889 873">
            <text:p/>
          </draw:path>
          <draw:path draw:z-index="39" draw:style-name="gr1" draw:text-style-name="P1" svg:width="0.888cm" svg:height="0.872cm" draw:transform="skewX (0.391128285371929) rotate (0.971799327510443) translate (40.5149646020545cm 21.5164778831055cm)" svg:viewBox="0 0 889 873" svg:d="M889 0c-900 0-889 873-889 873">
            <text:p/>
          </draw:path>
          <draw:path draw:z-index="40" draw:style-name="gr1" draw:text-style-name="P1" svg:width="0.888cm" svg:height="0.872cm" draw:transform="skewX (0.391128285371929) rotate (0.971799327510443) translate (49.5119646020545cm 21.4884778831055cm)" svg:viewBox="0 0 889 873" svg:d="M889 0c-900 0-889 873-889 873">
            <text:p/>
          </draw:path>
          <draw:path draw:z-index="41" draw:style-name="gr1" draw:text-style-name="P1" svg:width="0.922cm" svg:height="0.935cm" draw:transform="skewX (-0.291295452157854) rotate (-0.922057443828605) translate (33.4765200923509cm 20.7279994559551cm)" svg:viewBox="0 0 923 936" svg:d="M0 0c935-1 923 936 923 936">
            <text:p/>
          </draw:path>
          <draw:path draw:z-index="42" draw:style-name="gr1" draw:text-style-name="P1" svg:width="0.922cm" svg:height="0.935cm" draw:transform="skewX (-0.291295452157854) rotate (-0.922057443828605) translate (42.4575200923509cm 20.8089994559551cm)" svg:viewBox="0 0 923 936" svg:d="M0 0c935-1 923 936 923 936">
            <text:p/>
          </draw:path>
          <draw:path draw:z-index="43" draw:style-name="gr1" draw:text-style-name="P1" svg:width="0.922cm" svg:height="0.935cm" draw:transform="skewX (-0.291295452157854) rotate (-0.922057443828605) translate (51.5035200923509cm 20.7549994559551cm)" svg:viewBox="0 0 923 936" svg:d="M0 0c935-1 923 936 923 936">
            <text:p/>
          </draw:path>
          <draw:path draw:z-index="44" draw:style-name="gr1" draw:text-style-name="P1" svg:width="0.888cm" svg:height="0.872cm" draw:transform="skewX (0.391128285371929) rotate (0.971799327510443) translate (29.3509646020545cm 24.9394778831055cm)" svg:viewBox="0 0 889 873" svg:d="M889 0c-900 0-889 873-889 873">
            <text:p/>
          </draw:path>
          <draw:path draw:z-index="45" draw:style-name="gr1" draw:text-style-name="P1" svg:width="0.922cm" svg:height="0.935cm" draw:transform="skewX (-0.291295452157854) rotate (-0.922057443828605) translate (33.4395200923509cm 24.2589994559551cm)" svg:viewBox="0 0 923 936" svg:d="M0 0c935-1 923 936 923 936">
            <text:p/>
          </draw:path>
          <draw:path draw:z-index="46" draw:style-name="gr1" draw:text-style-name="P1" svg:width="0.888cm" svg:height="0.872cm" draw:transform="skewX (0.391128285371929) rotate (0.971799327510443) translate (36.0519646020545cm 24.9934778831055cm)" svg:viewBox="0 0 889 873" svg:d="M889 0c-900 0-889 873-889 873">
            <text:p/>
          </draw:path>
          <draw:path draw:z-index="47" draw:style-name="gr1" draw:text-style-name="P1" svg:width="0.922cm" svg:height="0.935cm" draw:transform="skewX (-0.291295452157854) rotate (-0.922057443828605) translate (38.0535200923509cm 24.2859994559551cm)" svg:viewBox="0 0 923 936" svg:d="M0 0c935-1 923 936 923 936">
            <text:p/>
          </draw:path>
          <draw:path draw:z-index="48" draw:style-name="gr1" draw:text-style-name="P1" svg:width="0.888cm" svg:height="0.872cm" draw:transform="skewX (0.391128285371929) rotate (0.971799327510443) translate (40.5809646020545cm 24.9124778831055cm)" svg:viewBox="0 0 889 873" svg:d="M889 0c-900 0-889 873-889 873">
            <text:p/>
          </draw:path>
          <draw:path draw:z-index="49" draw:style-name="gr1" draw:text-style-name="P1" svg:width="0.922cm" svg:height="0.935cm" draw:transform="skewX (-0.291295452157854) rotate (-0.922057443828605) translate (42.4445200923509cm 24.2049994559551cm)" svg:viewBox="0 0 923 936" svg:d="M0 0c935-1 923 936 923 936">
            <text:p/>
          </draw:path>
          <draw:path draw:z-index="50" draw:style-name="gr1" draw:text-style-name="P1" svg:width="0.888cm" svg:height="0.872cm" draw:transform="skewX (0.391128285371929) rotate (0.971799327510443) translate (44.9739646020545cm 24.9384778831055cm)" svg:viewBox="0 0 889 873" svg:d="M889 0c-900 0-889 873-889 873">
            <text:p/>
          </draw:path>
          <draw:path draw:z-index="51" draw:style-name="gr1" draw:text-style-name="P1" svg:width="0.922cm" svg:height="0.935cm" draw:transform="skewX (-0.291295452157853) rotate (-0.922057443828605) translate (46.9215200923509cm 24.2319994559551cm)" svg:viewBox="0 0 923 936" svg:d="M0 0c935-1 923 936 923 936">
            <text:p/>
          </draw:path>
          <draw:path draw:z-index="52" draw:style-name="gr1" draw:text-style-name="P1" svg:width="0.891cm" svg:height="0.88cm" draw:transform="skewX (-0.379609112308767) rotate (-0.965516142203264) translate (103.351328732471cm 14.7160001303118cm)" svg:viewBox="0 0 892 881" svg:d="M0 0c905 0 892 881 892 881">
            <text:p/>
          </draw:path>
          <draw:path draw:z-index="53" draw:style-name="gr1" draw:text-style-name="P1" svg:width="0.865cm" svg:height="0.814cm" draw:transform="skewX (0.477522083345648) rotate (1.0163052234363) translate (99.8397454210202cm 15.4260839074738cm)" svg:viewBox="0 0 866 815" svg:d="M866 0c-876-1-866 815-866 815">
            <text:p/>
          </draw:path>
        </table:shapes>
        <table:table-column table:style-name="co1" table:number-columns-repeated="2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24" table:default-cell-style-name="ce1"/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p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number-columns-repeated="26"/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style-name="ce11"/>
          <table:table-cell table:style-name="ce9" office:value-type="string" calcext:value-type="string">
            <text:p>Guerrier</text:p>
          </table:table-cell>
          <table:table-cell table:style-name="ce9" office:value-type="string" calcext:value-type="string">
            <text:p>Mage</text:p>
          </table:table-cell>
          <table:table-cell table:style-name="ce9" office:value-type="string" calcext:value-type="string">
            <text:p>Clerc</text:p>
          </table:table-cell>
          <table:table-cell table:style-name="ce9" office:value-type="string" calcext:value-type="string">
            <text:p>Paladin</text:p>
          </table:table-cell>
          <table:table-cell table:number-columns-repeated="2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a<text:span text:style-name="T1">1,1</text:span></text:p>
          </table:table-cell>
          <table:table-cell office:value-type="string" calcext:value-type="string">
            <text:p>a<text:span text:style-name="T1">1,2</text:span>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a<text:span text:style-name="T1">1,p</text:span>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  <table:table-cell table:style-name="Default" table:number-columns-repeated="5"/>
          <table:table-cell table:number-columns-repeated="4"/>
          <table:table-cell table:style-name="ce9" office:value-type="string" calcext:value-type="string">
            <text:p>Force</text:p>
          </table:table-cell>
          <table:table-cell table:style-name="ce10" office:value-type="float" office:value="70" calcext:value-type="float">
            <text:p>70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2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a<text:span text:style-name="T1">2,1</text:span></text:p>
          </table:table-cell>
          <table:table-cell office:value-type="string" calcext:value-type="string">
            <text:p>a<text:span text:style-name="T1">2,2</text:span>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a<text:span text:style-name="T1">2,p</text:span>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style-name="Default" table:number-columns-repeated="5"/>
          <table:table-cell table:number-columns-repeated="4"/>
          <table:table-cell table:style-name="ce9" office:value-type="string" calcext:value-type="string">
            <text:p>Agilité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…</text:p>
          </table:table-cell>
          <table:table-cell/>
          <table:table-cell table:number-columns-repeated="4" office:value-type="string" calcext:value-type="string">
            <text:p>…</text:p>
          </table:table-cell>
          <table:table-cell table:number-columns-repeated="7"/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 table:number-columns-repeated="5"/>
          <table:table-cell table:number-columns-repeated="4"/>
          <table:table-cell table:style-name="ce9" office:value-type="string" calcext:value-type="string">
            <text:p>Intelligence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n</text:p>
          </table:table-cell>
          <table:table-cell/>
          <table:table-cell office:value-type="string" calcext:value-type="string">
            <text:p>a<text:span text:style-name="T1">n,1</text:span></text:p>
          </table:table-cell>
          <table:table-cell office:value-type="string" calcext:value-type="string">
            <text:p><text:span text:style-name="T2">a</text:span><text:span text:style-name="T1">n,2</text:span>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<text:span text:style-name="T2">a</text:span><text:span text:style-name="T1">n,p</text:span></text:p>
          </table:table-cell>
          <table:table-cell table:number-columns-repeated="20"/>
          <table:table-cell table:style-name="Default" table:number-columns-repeated="5"/>
          <table:table-cell table:number-columns-repeated="4"/>
          <table:table-cell table:style-name="ce9" office:value-type="string" calcext:value-type="string">
            <text:p>Esprit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0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0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number-columns-repeated="21"/>
          <table:table-cell table:style-name="ce9"/>
          <table:table-cell table:style-name="ce9" office:value-type="string" calcext:value-type="string">
            <text:p>Force</text:p>
          </table:table-cell>
          <table:table-cell table:style-name="ce9" office:value-type="string" calcext:value-type="string">
            <text:p>Agilité</text:p>
          </table:table-cell>
          <table:table-cell table:style-name="ce9" office:value-type="string" calcext:value-type="string">
            <text:p>Intelligence </text:p>
          </table:table-cell>
          <table:table-cell table:style-name="ce9" office:value-type="string" calcext:value-type="string">
            <text:p>Esprit</text:p>
          </table:table-cell>
          <table:table-cell/>
          <table:table-cell table:style-name="Default"/>
          <table:table-cell table:number-columns-repeated="27"/>
        </table:table-row>
        <table:table-row table:style-name="ro1">
          <table:table-cell table:number-columns-repeated="30"/>
          <table:table-cell table:style-name="ce9" office:value-type="string" calcext:value-type="string">
            <text:p>Keldorn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style-name="ce10" table:formula="of:=[.$AF11]*[.AK$3]+[.$AG11]*[.AK$4]+[.$AH11]*[.AK$5]+[.$AI11]*[.AK$6]" office:value-type="float" office:value="1255" calcext:value-type="float">
            <text:p>1255</text:p>
          </table:table-cell>
          <table:table-cell table:style-name="ce10" table:formula="of:=[.$AF11]*[.AL$3]+[.$AG11]*[.AL$4]+[.$AH11]*[.AL$5]+[.$AI11]*[.AL$6]" office:value-type="float" office:value="1210" calcext:value-type="float">
            <text:p>1210</text:p>
          </table:table-cell>
          <table:table-cell table:style-name="ce10" table:formula="of:=[.$AF11]*[.AM$3]+[.$AG11]*[.AM$4]+[.$AH11]*[.AM$5]+[.$AI11]*[.AM$6]" office:value-type="float" office:value="880" calcext:value-type="float">
            <text:p>880</text:p>
          </table:table-cell>
          <table:table-cell table:style-name="ce12" table:formula="of:=[.$AF11]*[.AN$3]+[.$AG11]*[.AN$4]+[.$AH11]*[.AN$5]+[.$AI11]*[.AN$6]" office:value-type="float" office:value="1340" calcext:value-type="float">
            <text:p>134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AS11]*[.AY$5]+[.$AT11]*[.AY$6]+[.$AU11]*[.AY$7]+[.$AV11]*[.AY$8]+[.$AW11]*[.AY$9]" office:value-type="float" office:value="0" calcext:value-type="float">
            <text:p>0</text:p>
          </table:table-cell>
          <table:table-cell table:formula="of:=[.$AS11]*[.AZ$5]+[.$AT11]*[.AZ$6]+[.$AU11]*[.AZ$7]+[.$AV11]*[.AZ$8]+[.$AW11]*[.AZ$9]" office:value-type="float" office:value="0" calcext:value-type="float">
            <text:p>0</text:p>
          </table:table-cell>
          <table:table-cell table:formula="of:=[.$AS11]*[.BA$5]+[.$AT11]*[.BA$6]+[.$AU11]*[.BA$7]+[.$AV11]*[.BA$8]+[.$AW11]*[.BA$9]" office:value-type="float" office:value="1" calcext:value-type="float">
            <text:p>1</text:p>
          </table:table-cell>
          <table:table-cell table:formula="of:=[.$AS11]*[.BB$5]+[.$AT11]*[.BB$6]+[.$AU11]*[.BB$7]+[.$AV11]*[.BB$8]+[.$AW11]*[.BB$9]" office:value-type="float" office:value="0" calcext:value-type="float">
            <text:p>0</text:p>
          </table:table-cell>
          <table:table-cell table:formula="of:=[.$AS11]*[.BC$5]+[.$AT11]*[.BC$6]+[.$AU11]*[.BC$7]+[.$AV11]*[.BC$8]+[.$AW11]*[.BC$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1"/>
          <table:table-cell table:style-name="ce9" office:value-type="string" calcext:value-type="string">
            <text:p>Vicconia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9" calcext:value-type="float">
            <text:p>19</text:p>
          </table:table-cell>
          <table:table-cell/>
          <table:table-cell table:style-name="ce10" table:formula="of:=[.$AF12]*[.AK$3]+[.$AG12]*[.AK$4]+[.$AH12]*[.AK$5]+[.$AI12]*[.AK$6]" office:value-type="float" office:value="605" calcext:value-type="float">
            <text:p>605</text:p>
          </table:table-cell>
          <table:table-cell table:style-name="ce10" table:formula="of:=[.$AF12]*[.AL$3]+[.$AG12]*[.AL$4]+[.$AH12]*[.AL$5]+[.$AI12]*[.AL$6]" office:value-type="float" office:value="1270" calcext:value-type="float">
            <text:p>1270</text:p>
          </table:table-cell>
          <table:table-cell table:style-name="ce12" table:formula="of:=[.$AF12]*[.AM$3]+[.$AG12]*[.AM$4]+[.$AH12]*[.AM$5]+[.$AI12]*[.AM$6]" office:value-type="float" office:value="1550" calcext:value-type="float">
            <text:p>1550</text:p>
          </table:table-cell>
          <table:table-cell table:style-name="ce10" table:formula="of:=[.$AF12]*[.AN$3]+[.$AG12]*[.AN$4]+[.$AH12]*[.AN$5]+[.$AI12]*[.AN$6]" office:value-type="float" office:value="990" calcext:value-type="float">
            <text:p>99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AS12]*[.AY$5]+[.$AT12]*[.AY$6]+[.$AU12]*[.AY$7]+[.$AV12]*[.AY$8]+[.$AW12]*[.AY$9]" office:value-type="float" office:value="0" calcext:value-type="float">
            <text:p>0</text:p>
          </table:table-cell>
          <table:table-cell table:formula="of:=[.$AS12]*[.AZ$5]+[.$AT12]*[.AZ$6]+[.$AU12]*[.AZ$7]+[.$AV12]*[.AZ$8]+[.$AW12]*[.AZ$9]" office:value-type="float" office:value="0" calcext:value-type="float">
            <text:p>0</text:p>
          </table:table-cell>
          <table:table-cell table:formula="of:=[.$AS12]*[.BA$5]+[.$AT12]*[.BA$6]+[.$AU12]*[.BA$7]+[.$AV12]*[.BA$8]+[.$AW12]*[.BA$9]" office:value-type="float" office:value="1" calcext:value-type="float">
            <text:p>1</text:p>
          </table:table-cell>
          <table:table-cell table:formula="of:=[.$AS12]*[.BB$5]+[.$AT12]*[.BB$6]+[.$AU12]*[.BB$7]+[.$AV12]*[.BB$8]+[.$AW12]*[.BB$9]" office:value-type="float" office:value="0" calcext:value-type="float">
            <text:p>0</text:p>
          </table:table-cell>
          <table:table-cell table:formula="of:=[.$AS12]*[.BC$5]+[.$AT12]*[.BC$6]+[.$AU12]*[.BC$7]+[.$AV12]*[.BC$8]+[.$AW12]*[.BC$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1"/>
          <table:table-cell table:style-name="ce9" office:value-type="string" calcext:value-type="string">
            <text:p>Korga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/>
          <table:table-cell table:style-name="ce12" table:formula="of:=[.$AF13]*[.AK$3]+[.$AG13]*[.AK$4]+[.$AH13]*[.AK$5]+[.$AI13]*[.AK$6]" office:value-type="float" office:value="1670" calcext:value-type="float">
            <text:p>1670</text:p>
          </table:table-cell>
          <table:table-cell table:style-name="ce10" table:formula="of:=[.$AF13]*[.AL$3]+[.$AG13]*[.AL$4]+[.$AH13]*[.AL$5]+[.$AI13]*[.AL$6]" office:value-type="float" office:value="635" calcext:value-type="float">
            <text:p>635</text:p>
          </table:table-cell>
          <table:table-cell table:style-name="ce10" table:formula="of:=[.$AF13]*[.AM$3]+[.$AG13]*[.AM$4]+[.$AH13]*[.AM$5]+[.$AI13]*[.AM$6]" office:value-type="float" office:value="605" calcext:value-type="float">
            <text:p>605</text:p>
          </table:table-cell>
          <table:table-cell table:style-name="ce10" table:formula="of:=[.$AF13]*[.AN$3]+[.$AG13]*[.AN$4]+[.$AH13]*[.AN$5]+[.$AI13]*[.AN$6]" office:value-type="float" office:value="1130" calcext:value-type="float">
            <text:p>113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AS13]*[.AY$5]+[.$AT13]*[.AY$6]+[.$AU13]*[.AY$7]+[.$AV13]*[.AY$8]+[.$AW13]*[.AY$9]" office:value-type="float" office:value="0" calcext:value-type="float">
            <text:p>0</text:p>
          </table:table-cell>
          <table:table-cell table:formula="of:=[.$AS13]*[.AZ$5]+[.$AT13]*[.AZ$6]+[.$AU13]*[.AZ$7]+[.$AV13]*[.AZ$8]+[.$AW13]*[.AZ$9]" office:value-type="float" office:value="0" calcext:value-type="float">
            <text:p>0</text:p>
          </table:table-cell>
          <table:table-cell table:formula="of:=[.$AS13]*[.BA$5]+[.$AT13]*[.BA$6]+[.$AU13]*[.BA$7]+[.$AV13]*[.BA$8]+[.$AW13]*[.BA$9]" office:value-type="float" office:value="1" calcext:value-type="float">
            <text:p>1</text:p>
          </table:table-cell>
          <table:table-cell table:formula="of:=[.$AS13]*[.BB$5]+[.$AT13]*[.BB$6]+[.$AU13]*[.BB$7]+[.$AV13]*[.BB$8]+[.$AW13]*[.BB$9]" office:value-type="float" office:value="1" calcext:value-type="float">
            <text:p>1</text:p>
          </table:table-cell>
          <table:table-cell table:formula="of:=[.$AS13]*[.BC$5]+[.$AT13]*[.BC$6]+[.$AU13]*[.BC$7]+[.$AV13]*[.BC$8]+[.$AW13]*[.BC$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0"/>
          <table:table-cell table:style-name="ce9" office:value-type="string" calcext:value-type="string">
            <text:p>Aeri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1" calcext:value-type="float">
            <text:p>11</text:p>
          </table:table-cell>
          <table:table-cell/>
          <table:table-cell table:style-name="ce10" table:formula="of:=[.$AF14]*[.AK$3]+[.$AG14]*[.AK$4]+[.$AH14]*[.AK$5]+[.$AI14]*[.AK$6]" office:value-type="float" office:value="555" calcext:value-type="float">
            <text:p>555</text:p>
          </table:table-cell>
          <table:table-cell table:style-name="ce12" table:formula="of:=[.$AF14]*[.AL$3]+[.$AG14]*[.AL$4]+[.$AH14]*[.AL$5]+[.$AI14]*[.AL$6]" office:value-type="float" office:value="1555" calcext:value-type="float">
            <text:p>1555</text:p>
          </table:table-cell>
          <table:table-cell table:style-name="ce10" table:formula="of:=[.$AF14]*[.AM$3]+[.$AG14]*[.AM$4]+[.$AH14]*[.AM$5]+[.$AI14]*[.AM$6]" office:value-type="float" office:value="1310" calcext:value-type="float">
            <text:p>1310</text:p>
          </table:table-cell>
          <table:table-cell table:style-name="ce10" table:formula="of:=[.$AF14]*[.AN$3]+[.$AG14]*[.AN$4]+[.$AH14]*[.AN$5]+[.$AI14]*[.AN$6]" office:value-type="float" office:value="1155" calcext:value-type="float">
            <text:p>115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AS14]*[.AY$5]+[.$AT14]*[.AY$6]+[.$AU14]*[.AY$7]+[.$AV14]*[.AY$8]+[.$AW14]*[.AY$9]" office:value-type="float" office:value="0" calcext:value-type="float">
            <text:p>0</text:p>
          </table:table-cell>
          <table:table-cell table:formula="of:=[.$AS14]*[.AZ$5]+[.$AT14]*[.AZ$6]+[.$AU14]*[.AZ$7]+[.$AV14]*[.AZ$8]+[.$AW14]*[.AZ$9]" office:value-type="float" office:value="0" calcext:value-type="float">
            <text:p>0</text:p>
          </table:table-cell>
          <table:table-cell table:formula="of:=[.$AS14]*[.BA$5]+[.$AT14]*[.BA$6]+[.$AU14]*[.BA$7]+[.$AV14]*[.BA$8]+[.$AW14]*[.BA$9]" office:value-type="float" office:value="1" calcext:value-type="float">
            <text:p>1</text:p>
          </table:table-cell>
          <table:table-cell table:formula="of:=[.$AS14]*[.BB$5]+[.$AT14]*[.BB$6]+[.$AU14]*[.BB$7]+[.$AV14]*[.BB$8]+[.$AW14]*[.BB$9]" office:value-type="float" office:value="0" calcext:value-type="float">
            <text:p>0</text:p>
          </table:table-cell>
          <table:table-cell table:formula="of:=[.$AS14]*[.BC$5]+[.$AT14]*[.BC$6]+[.$AU14]*[.BC$7]+[.$AV14]*[.BC$8]+[.$AW14]*[.BC$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AS15]*[.AY$5]+[.$AT15]*[.AY$6]+[.$AU15]*[.AY$7]+[.$AV15]*[.AY$8]+[.$AW15]*[.AY$9]" office:value-type="float" office:value="0" calcext:value-type="float">
            <text:p>0</text:p>
          </table:table-cell>
          <table:table-cell table:formula="of:=[.$AS15]*[.AZ$5]+[.$AT15]*[.AZ$6]+[.$AU15]*[.AZ$7]+[.$AV15]*[.AZ$8]+[.$AW15]*[.AZ$9]" office:value-type="float" office:value="0" calcext:value-type="float">
            <text:p>0</text:p>
          </table:table-cell>
          <table:table-cell table:formula="of:=[.$AS15]*[.BA$5]+[.$AT15]*[.BA$6]+[.$AU15]*[.BA$7]+[.$AV15]*[.BA$8]+[.$AW15]*[.BA$9]" office:value-type="float" office:value="1" calcext:value-type="float">
            <text:p>1</text:p>
          </table:table-cell>
          <table:table-cell table:formula="of:=[.$AS15]*[.BB$5]+[.$AT15]*[.BB$6]+[.$AU15]*[.BB$7]+[.$AV15]*[.BB$8]+[.$AW15]*[.BB$9]" office:value-type="float" office:value="1" calcext:value-type="float">
            <text:p>1</text:p>
          </table:table-cell>
          <table:table-cell table:formula="of:=[.$AS15]*[.BC$5]+[.$AT15]*[.BC$6]+[.$AU15]*[.BC$7]+[.$AV15]*[.BC$8]+[.$AW15]*[.BC$9]"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1+5</text:p>
          </table:table-cell>
          <table:table-cell table:style-name="ce6" office:value-type="string" calcext:value-type="string">
            <text:p>2+6</text:p>
          </table:table-cell>
          <table:table-cell office:value-type="string" calcext:value-type="string">
            <text:p>=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1x3</text:p>
          </table:table-cell>
          <table:table-cell table:style-name="ce6" office:value-type="string" calcext:value-type="string">
            <text:p>2x3</text:p>
          </table:table-cell>
          <table:table-cell office:value-type="string" calcext:value-type="string">
            <text:p>=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Default"/>
          <table:table-cell table:number-columns-repeated="11"/>
          <table:table-cell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3+7</text:p>
          </table:table-cell>
          <table:table-cell table:style-name="ce7" office:value-type="string" calcext:value-type="string">
            <text:p>4+8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8"/>
          <table:table-cell/>
          <table:table-cell table:style-name="ce5" office:value-type="string" calcext:value-type="string">
            <text:p>3x3</text:p>
          </table:table-cell>
          <table:table-cell table:style-name="ce7" office:value-type="string" calcext:value-type="string">
            <text:p>4x3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Default"/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table:number-columns-repeated="36"/>
          <table:table-cell table:style-name="Default" table:number-columns-repeated="4"/>
          <table:table-cell table:number-columns-repeated="24"/>
        </table:table-row>
        <table:table-row table:style-name="ro1">
          <table:table-cell table:number-columns-repeated="5"/>
          <table:table-cell table:style-name="ce3"/>
          <table:table-cell table:number-columns-repeated="28"/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4"/>
          <table:table-cell table:number-columns-repeated="24"/>
        </table:table-row>
        <table:table-row table:style-name="ro1">
          <table:table-cell table:number-columns-repeated="5"/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style-name="Default" table:number-columns-repeated="4"/>
          <table:table-cell table:number-columns-repeated="24"/>
        </table:table-row>
        <table:table-row table:style-name="ro1">
          <table:table-cell table:number-columns-repeated="5"/>
          <table:table-cell table:style-name="ce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 table:number-columns-repeated="4"/>
          <table:table-cell table:number-columns-repeated="22"/>
          <table:table-cell table:style-name="Default" table:number-columns-repeated="4"/>
          <table:table-cell table:number-columns-repeated="24"/>
        </table:table-row>
        <table:table-row table:style-name="ro1">
          <table:table-cell table:number-columns-repeated="5"/>
          <table:table-cell table:style-name="ce3"/>
          <table:table-cell table:number-columns-repeated="4"/>
          <table:table-cell table:style-name="Default" table:number-columns-repeated="4"/>
          <table:table-cell table:number-columns-repeated="50"/>
        </table:table-row>
        <table:table-row table:style-name="ro1"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5" calcext:value-type="float">
            <text:p>25</text:p>
          </table:table-cell>
          <table:table-cell table:style-name="ce3" table:number-columns-repeated="2"/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=</text:p>
          </table:table-cell>
          <table:table-cell office:value-type="float" office:value="7" calcext:value-type="float">
            <text:p>7</text:p>
          </table:table-cell>
          <table:table-cell table:number-columns-repeated="4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4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/>
          <table:table-cell table:number-columns-repeated="58"/>
        </table:table-row>
        <table:table-row table:style-name="ro1">
          <table:table-cell table:number-columns-repeated="5"/>
          <table:table-cell table:style-name="ce3"/>
          <table:table-cell table:number-columns-repeated="12"/>
          <table:table-cell table:style-name="Default" table:number-columns-repeated="2"/>
          <table:table-cell table:number-columns-repeated="44"/>
        </table:table-row>
        <table:table-row table:style-name="ro1">
          <table:table-cell table:number-columns-repeated="13"/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 table:number-columns-repeated="43"/>
        </table:table-row>
        <table:table-row table:style-name="ro1"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b</text:p>
          </table:table-cell>
          <table:table-cell table:number-columns-repeated="43"/>
        </table:table-row>
        <table:table-row table:style-name="ro1">
          <table:table-cell table:number-columns-repeated="19"/>
          <table:table-cell table:style-name="Default"/>
          <table:table-cell table:number-columns-repeated="44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euille2" table:style-name="ta1">
        <table:shapes>
          <draw:line draw:z-index="0" draw:style-name="gr7" draw:text-style-name="P2" svg:x1="13.018cm" svg:y1="8.598cm" svg:x2="15.678cm" svg:y2="5.148cm">
            <text:p/>
          </draw:line>
        </table:shapes>
        <table:table-column table:style-name="co1" table:number-columns-repeated="3" table:default-cell-style-name="ce13"/>
        <table:table-column table:style-name="co12" table:number-columns-repeated="11" table:default-cell-style-name="ce13"/>
        <table:table-column table:style-name="co1" table:number-columns-repeated="50" table:default-cell-style-name="ce13"/>
        <table:table-row table:style-name="ro1" table:number-rows-repeated="4">
          <table:table-cell table:number-columns-repeated="9"/>
          <table:table-cell table:style-name="ce16"/>
          <table:table-cell table:number-columns-repeated="2"/>
          <table:table-cell table:style-name="ce19"/>
          <table:table-cell table:number-columns-repeated="51"/>
        </table:table-row>
        <table:table-row table:style-name="ro1">
          <table:table-cell table:number-columns-repeated="9"/>
          <table:table-cell table:style-name="ce16" office:value-type="float" office:value="6" calcext:value-type="float">
            <text:p>6</text:p>
          </table:table-cell>
          <table:table-cell table:number-columns-repeated="2"/>
          <table:table-cell table:style-name="ce19"/>
          <table:table-cell table:number-columns-repeated="51"/>
        </table:table-row>
        <table:table-row table:style-name="ro1">
          <table:table-cell table:number-columns-repeated="9"/>
          <table:table-cell table:style-name="ce16" office:value-type="float" office:value="5" calcext:value-type="float">
            <text:p>5</text:p>
          </table:table-cell>
          <table:table-cell table:number-columns-repeated="2"/>
          <table:table-cell table:style-name="ce19"/>
          <table:table-cell table:number-columns-repeated="51"/>
        </table:table-row>
        <table:table-row table:style-name="ro1">
          <table:table-cell table:number-columns-repeated="2"/>
          <table:table-cell table:style-name="ce14" table:number-columns-repeated="7"/>
          <table:table-cell table:style-name="ce17" office:value-type="float" office:value="4" calcext:value-type="float">
            <text:p>4</text:p>
          </table:table-cell>
          <table:table-cell table:style-name="ce14" table:number-columns-repeated="2"/>
          <table:table-cell table:style-name="ce20"/>
          <table:table-cell table:style-name="ce14" table:number-columns-repeated="3"/>
          <table:table-cell table:number-columns-repeated="48"/>
        </table:table-row>
        <table:table-row table:style-name="ro1">
          <table:table-cell table:number-columns-repeated="9"/>
          <table:table-cell table:style-name="ce16" office:value-type="float" office:value="3" calcext:value-type="float">
            <text:p>3</text:p>
          </table:table-cell>
          <table:table-cell table:number-columns-repeated="2"/>
          <table:table-cell table:style-name="ce19"/>
          <table:table-cell table:number-columns-repeated="51"/>
        </table:table-row>
        <table:table-row table:style-name="ro1">
          <table:table-cell table:number-columns-repeated="9"/>
          <table:table-cell table:style-name="ce16" office:value-type="float" office:value="2" calcext:value-type="float">
            <text:p>2</text:p>
          </table:table-cell>
          <table:table-cell table:number-columns-repeated="2"/>
          <table:table-cell table:style-name="ce19"/>
          <table:table-cell table:number-columns-repeated="51"/>
        </table:table-row>
        <table:table-row table:style-name="ro1">
          <table:table-cell table:number-columns-repeated="3"/>
          <table:table-cell table:style-name="ce15" table:number-columns-repeated="6"/>
          <table:table-cell table:style-name="ce18" office:value-type="float" office:value="1" calcext:value-type="float">
            <text:p>1</text:p>
          </table:table-cell>
          <table:table-cell table:style-name="ce15" table:number-columns-repeated="2"/>
          <table:table-cell table:style-name="ce21"/>
          <table:table-cell table:style-name="ce15" table:number-columns-repeated="4"/>
          <table:table-cell table:number-columns-repeated="47"/>
        </table:table-row>
        <table:table-row table:style-name="ro1">
          <table:table-cell table:number-columns-repeated="9"/>
          <table:table-cell table:style-name="ce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0"/>
        </table:table-row>
        <table:table-row table:style-name="ro1" table:number-rows-repeated="6">
          <table:table-cell table:number-columns-repeated="9"/>
          <table:table-cell table:style-name="ce16"/>
          <table:table-cell table:number-columns-repeated="2"/>
          <table:table-cell table:style-name="ce19"/>
          <table:table-cell table:number-columns-repeated="51"/>
        </table:table-row>
        <table:table-row table:style-name="ro1" table:number-rows-repeated="6">
          <table:table-cell table:number-columns-repeated="9"/>
          <table:table-cell table:style-name="ce16"/>
          <table:table-cell table:number-columns-repeated="54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20" svg:d="M0 20l10-20 10 20z"/>
    <draw:marker draw:name="Extrémités_20_de_20_flèche_20_1" draw:display-name="Extrémités de flèche 1" svg:viewBox="0 0 20 13" svg:d="M0 13l10-13 10 13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18:00:49.0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6T10:07:19.361000000</meta:creation-date>
    <dc:date>2022-03-07T18:09:57.515000000</dc:date>
    <meta:editing-duration>PT3H28M10S</meta:editing-duration>
    <meta:editing-cycles>4</meta:editing-cycles>
    <meta:generator>LibreOffice/7.0.1.2$Windows_X86_64 LibreOffice_project/7cbcfc562f6eb6708b5ff7d7397325de9e764452</meta:generator>
    <meta:document-statistic meta:table-count="2" meta:cell-count="283" meta:object-count="55"/>
  </office:meta>
</office:document-meta>
</file>